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992cm" fo:margin-left="0.011cm" table:align="left" style:writing-mode="lr-tb"/>
    </style:style>
    <style:style style:name="Tabelle1.A" style:family="table-column">
      <style:table-column-properties style:column-width="3.514cm"/>
    </style:style>
    <style:style style:name="Tabelle1.B" style:family="table-column">
      <style:table-column-properties style:column-width="1.482cm"/>
    </style:style>
    <style:style style:name="Tabelle1.C" style:family="table-column">
      <style:table-column-properties style:column-width="1.651cm"/>
    </style:style>
    <style:style style:name="Tabelle1.D" style:family="table-column">
      <style:table-column-properties style:column-width="11.345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2" style:family="table">
      <style:table-properties style:width="16.251cm" fo:margin-left="0.011cm" table:align="left" style:writing-mode="lr-tb"/>
    </style:style>
    <style:style style:name="Tabelle2.A" style:family="table-column">
      <style:table-column-properties style:column-width="3.387cm"/>
    </style:style>
    <style:style style:name="Tabelle2.B" style:family="table-column">
      <style:table-column-properties style:column-width="1.545cm"/>
    </style:style>
    <style:style style:name="Tabelle2.C" style:family="table-column">
      <style:table-column-properties style:column-width="1.926cm"/>
    </style:style>
    <style:style style:name="Tabelle2.D" style:family="table-column">
      <style:table-column-properties style:column-width="9.393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3" style:family="table">
      <style:table-properties style:width="16.251cm" fo:margin-left="0.011cm" table:align="left" style:writing-mode="lr-tb"/>
    </style:style>
    <style:style style:name="Tabelle3.A" style:family="table-column">
      <style:table-column-properties style:column-width="3.598cm"/>
    </style:style>
    <style:style style:name="Tabelle3.B" style:family="table-column">
      <style:table-column-properties style:column-width="1.566cm"/>
    </style:style>
    <style:style style:name="Tabelle3.C" style:family="table-column">
      <style:table-column-properties style:column-width="1.82cm"/>
    </style:style>
    <style:style style:name="Tabelle3.D" style:family="table-column">
      <style:table-column-properties style:column-width="9.266cm"/>
    </style:style>
    <style:style style:name="Tabelle3.1" style:family="table-row">
      <style:table-row-properties style:keep-together="true"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" style:family="table">
      <style:table-properties style:width="16.251cm" fo:margin-left="0.011cm" table:align="left" style:writing-mode="lr-tb"/>
    </style:style>
    <style:style style:name="Tabelle4.A" style:family="table-column">
      <style:table-column-properties style:column-width="3.556cm"/>
    </style:style>
    <style:style style:name="Tabelle4.B" style:family="table-column">
      <style:table-column-properties style:column-width="1.63cm"/>
    </style:style>
    <style:style style:name="Tabelle4.C" style:family="table-column">
      <style:table-column-properties style:column-width="1.969cm"/>
    </style:style>
    <style:style style:name="Tabelle4.D" style:family="table-column">
      <style:table-column-properties style:column-width="9.096cm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style:font-size-complex="10pt"/>
    </style:style>
    <style:style style:name="P2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99pt solid #000000" fo:border-bottom="none"/>
    </style:style>
    <style:style style:name="P3" style:family="paragraph" style:parent-style-name="Standard">
      <style:paragraph-properties fo:margin-top="0cm" fo:margin-bottom="0.388cm" style:snap-to-layout-grid="false"/>
    </style:style>
    <style:style style:name="P4" style:family="paragraph" style:parent-style-name="Standard">
      <style:paragraph-properties fo:margin-top="0cm" fo:margin-bottom="0.388cm" style:snap-to-layout-grid="false"/>
      <style:text-properties fo:font-weight="bold" style:font-weight-asian="bold"/>
    </style:style>
    <style:style style:name="P5" style:family="paragraph" style:parent-style-name="Standard">
      <style:paragraph-properties fo:break-before="page"/>
    </style:style>
    <style:style style:name="P6" style:family="paragraph" style:parent-style-name="Heading_20_1" style:master-page-name="Standard">
      <style:paragraph-properties style:page-number="auto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Standard" style:list-style-name="WW8Num6">
      <style:paragraph-properties fo:margin-top="0cm" fo:margin-bottom="0.388cm"/>
    </style:style>
    <style:style style:name="P9" style:family="paragraph" style:parent-style-name="Standard" style:list-style-name="WW8Num6">
      <style:paragraph-properties fo:margin-top="0cm" fo:margin-bottom="0.388cm" style:snap-to-layout-grid="false"/>
    </style:style>
    <style:style style:name="P10" style:family="paragraph" style:parent-style-name="Standard" style:list-style-name="WW8Num30">
      <style:paragraph-properties fo:margin-top="0cm" fo:margin-bottom="0.388cm"/>
    </style:style>
    <style:style style:name="P11" style:family="paragraph" style:parent-style-name="Standard" style:list-style-name="WW8Num30">
      <style:paragraph-properties fo:margin-top="0cm" fo:margin-bottom="0.388cm" style:snap-to-layout-grid="false"/>
    </style:style>
    <style:style style:name="P12" style:family="paragraph" style:parent-style-name="Standard" style:list-style-name="WW8Num29">
      <style:paragraph-properties fo:margin-top="0cm" fo:margin-bottom="0.388cm"/>
    </style:style>
    <style:style style:name="P13" style:family="paragraph" style:parent-style-name="Standard" style:list-style-name="WW8Num29">
      <style:paragraph-properties fo:margin-top="0cm" fo:margin-bottom="0.388cm" style:snap-to-layout-grid="false"/>
    </style:style>
    <style:style style:name="P14" style:family="paragraph" style:parent-style-name="Standard" style:list-style-name="WW8Num31">
      <style:paragraph-properties fo:margin-top="0cm" fo:margin-bottom="0.388cm" style:snap-to-layout-grid="false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size-complex="10pt"/>
    </style:style>
    <style:style style:name="T2" style:family="text">
      <style:text-properties style:font-name-asian="Tahoma"/>
    </style:style>
    <style:style style:name="T3" style:family="text">
      <style:text-properties style:font-name-asian="Tahoma" style:font-size-complex="10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name-asian="Tahoma" style:font-weight-asian="bold"/>
    </style:style>
    <style:style style:name="T6" style:family="text">
      <style:text-properties style:font-name-asian="Arial"/>
    </style:style>
    <style:style style:name="T7" style:family="tex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none" draw:fill-color="#cfe7e5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none" draw:fill-color="#cfe7e5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e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Systemanwendungsfälle</text:h>
      <text:h text:style-name="Heading_20_2" text:outline-level="2">Basisversion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3">Name</text:p>
          </table:table-cell>
          <table:table-cell table:style-name="Tabelle1.B1" table:number-columns-spanned="3" office:value-type="string">
            <text:p text:style-name="P3"><text:span text:style-name="T4">Mashup</text:span><text:span text:style-name="T5"> </text:span><text:span text:style-name="T4">Benutzer</text:span><text:span text:style-name="T5"> </text:span><text:span text:style-name="T4">benutzt</text:span><text:span text:style-name="T5"> </text:span><text:span text:style-name="T4">Mashup</text:span></text:p>
          </table:table-cell>
          <table:covered-table-cell/>
          <table:covered-table-cell/>
        </table:table-row>
        <table:table-row table:style-name="Tabelle1.1">
          <table:table-cell table:style-name="Tabelle1.A1" office:value-type="string">
            <text:p text:style-name="P3">Kurzbeschreibung</text:p>
          </table:table-cell>
          <table:table-cell table:style-name="Tabelle1.B1" table:number-columns-spanned="3" office:value-type="string">
            <text:p text:style-name="P3">Der<text:span text:style-name="T2"> </text:span>Benutzer<text:span text:style-name="T2"> </text:span>wählt<text:span text:style-name="T2"> </text:span>ein<text:span text:style-name="T2"> </text:span>Mashup<text:span text:style-name="T2"> </text:span>aus<text:span text:style-name="T2"> </text:span>und<text:span text:style-name="T2"> </text:span>es<text:span text:style-name="T2"> </text:span>werden<text:span text:style-name="T2"> </text:span>die<text:span text:style-name="T2"> </text:span>Resultate<text:span text:style-name="T2"> </text:span>angezeigt.</text:p>
          </table:table-cell>
          <table:covered-table-cell/>
          <table:covered-table-cell/>
        </table:table-row>
        <table:table-row table:style-name="Tabelle1.1">
          <table:table-cell table:style-name="Tabelle1.A1" office:value-type="string">
            <text:p text:style-name="P3">Akteure</text:p>
          </table:table-cell>
          <table:table-cell table:style-name="Tabelle1.B1" table:number-columns-spanned="3" office:value-type="string">
            <text:p text:style-name="P3">Benutzer<text:span text:style-name="T2"> </text:span>(=<text:span text:style-name="T2"> </text:span>Besucher<text:span text:style-name="T2"> </text:span>der<text:span text:style-name="T2"> </text:span>Webseite),<text:span text:style-name="T2"> </text:span>Webseite</text:p>
          </table:table-cell>
          <table:covered-table-cell/>
          <table:covered-table-cell/>
        </table:table-row>
        <table:table-row table:style-name="Tabelle1.1">
          <table:table-cell table:style-name="Tabelle1.A1" office:value-type="string">
            <text:p text:style-name="P3">Auslöser</text:p>
          </table:table-cell>
          <table:table-cell table:style-name="Tabelle1.B1" table:number-columns-spanned="3" office:value-type="string">
            <text:p text:style-name="P3">Der<text:span text:style-name="T2"> </text:span>Benutzer<text:span text:style-name="T2"> </text:span>möchte<text:span text:style-name="T2"> </text:span>eine<text:span text:style-name="T2"> </text:span>Mashup-Abfrage<text:span text:style-name="T2"> </text:span>machen</text:p>
          </table:table-cell>
          <table:covered-table-cell/>
          <table:covered-table-cell/>
        </table:table-row>
        <table:table-row table:style-name="Tabelle1.1">
          <table:table-cell table:style-name="Tabelle1.A1" office:value-type="string">
            <text:p text:style-name="P3">Vorbedingungen</text:p>
          </table:table-cell>
          <table:table-cell table:style-name="Tabelle1.B1" table:number-columns-spanned="3" office:value-type="string">
            <text:p text:style-name="P3">Die<text:span text:style-name="T2"> </text:span>Webseite<text:span text:style-name="T2"> </text:span>muss<text:span text:style-name="T2"> </text:span>geöffnet<text:span text:style-name="T2"> </text:span>sein.</text:p>
          </table:table-cell>
          <table:covered-table-cell/>
          <table:covered-table-cell/>
        </table:table-row>
        <table:table-row table:style-name="Tabelle1.1">
          <table:table-cell table:style-name="Tabelle1.A1" office:value-type="string">
            <text:p text:style-name="P3">Eingehende<text:span text:style-name="T2"> </text:span>Informationen</text:p>
          </table:table-cell>
          <table:table-cell table:style-name="Tabelle1.B1" table:number-columns-spanned="3" office:value-type="string">
            <text:p text:style-name="P3">Auswahl<text:span text:style-name="T2"> </text:span>des<text:span text:style-name="T2"> </text:span>Mashups</text:p>
          </table:table-cell>
          <table:covered-table-cell/>
          <table:covered-table-cell/>
        </table:table-row>
        <table:table-row table:style-name="Tabelle1.1">
          <table:table-cell table:style-name="Tabelle1.A1" office:value-type="string">
            <text:p text:style-name="P3">Ergebnisse</text:p>
          </table:table-cell>
          <table:table-cell table:style-name="Tabelle1.B1" table:number-columns-spanned="3" office:value-type="string">
            <text:p text:style-name="P3">Ausgabe<text:span text:style-name="T2"> </text:span>der<text:span text:style-name="T2"> </text:span>Daten<text:span text:style-name="T2"> </text:span>des<text:span text:style-name="T2"> </text:span>Mashups.</text:p>
          </table:table-cell>
          <table:covered-table-cell/>
          <table:covered-table-cell/>
        </table:table-row>
        <table:table-row table:style-name="Tabelle1.1">
          <table:table-cell table:style-name="Tabelle1.A1" office:value-type="string">
            <text:p text:style-name="P3">Nachbedingungen</text:p>
          </table:table-cell>
          <table:table-cell table:style-name="Tabelle1.B1" table:number-columns-spanned="3" office:value-type="string">
            <text:p text:style-name="P3">Daten<text:span text:style-name="T2"> </text:span>des<text:span text:style-name="T2"> </text:span>Mashups<text:span text:style-name="T2"> </text:span>sind<text:span text:style-name="T2"> </text:span>angezeigt.</text:p>
          </table:table-cell>
          <table:covered-table-cell/>
          <table:covered-table-cell/>
        </table:table-row>
        <table:table-row table:style-name="Tabelle1.1">
          <table:table-cell table:style-name="Tabelle1.A1" office:value-type="string">
            <text:p text:style-name="P3">Ablauf</text:p>
          </table:table-cell>
          <table:table-cell table:style-name="Tabelle1.B1" table:number-columns-spanned="3" office:value-type="string">
            <text:list xml:id="list29711551" text:style-name="WW8Num6">
              <text:list-item>
                <text:p text:style-name="P9">Aufruf<text:span text:style-name="T2"> </text:span>der<text:span text:style-name="T2"> </text:span>Mashup-Plattform-Webseite</text:p>
              </text:list-item>
              <text:list-item>
                <text:p text:style-name="P8">Auswahl<text:span text:style-name="T2"> </text:span>des<text:span text:style-name="T2"> </text:span>Mashups</text:p>
              </text:list-item>
              <text:list-item>
                <text:p text:style-name="P8">Ergebnisse<text:span text:style-name="T2"> </text:span>des<text:span text:style-name="T2"> </text:span>Mashups<text:span text:style-name="T2"> </text:span>werden<text:span text:style-name="T2"> </text:span>angezeigt</text:p>
              </text:list-item>
            </text:list>
          </table:table-cell>
          <table:covered-table-cell/>
          <table:covered-table-cell/>
        </table:table-row>
        <table:table-row table:style-name="Tabelle1.1">
          <table:table-cell table:style-name="Tabelle1.A1" office:value-type="string">
            <text:p text:style-name="P3">Ansprechpartner</text:p>
          </table:table-cell>
          <table:table-cell table:style-name="Tabelle1.B1" table:number-columns-spanned="3" office:value-type="string">
            <text:p text:style-name="P3">Jan<text:span text:style-name="T2"> </text:span>Wild</text:p>
          </table:table-cell>
          <table:covered-table-cell/>
          <table:covered-table-cell/>
        </table:table-row>
        <table:table-row table:style-name="Tabelle1.1">
          <table:table-cell table:style-name="Tabelle1.A1" office:value-type="string">
            <text:p text:style-name="P3">Risiko</text:p>
          </table:table-cell>
          <table:table-cell table:style-name="Tabelle1.B1" table:number-columns-spanned="3" office:value-type="string">
            <text:p text:style-name="P3">Quelle(n)<text:span text:style-name="T2"> </text:span>sind<text:span text:style-name="T2"> </text:span>nicht<text:span text:style-name="T2"> </text:span>vorhanden.</text:p>
          </table:table-cell>
          <table:covered-table-cell/>
          <table:covered-table-cell/>
        </table:table-row>
        <table:table-row table:style-name="Tabelle1.1">
          <table:table-cell table:style-name="Tabelle1.A1" office:value-type="string">
            <text:p text:style-name="P3">Verbindlichkeit,<text:span text:style-name="T2"> </text:span>Priorität</text:p>
          </table:table-cell>
          <table:table-cell table:style-name="Tabelle1.B1" table:number-columns-spanned="3" office:value-type="string">
            <text:p text:style-name="P3">Hohe<text:span text:style-name="T2"> </text:span>Priorität,<text:span text:style-name="T2"> </text:span>unverzichtbar</text:p>
          </table:table-cell>
          <table:covered-table-cell/>
          <table:covered-table-cell/>
        </table:table-row>
        <table:table-row table:style-name="Tabelle1.1">
          <table:table-cell table:style-name="Tabelle1.A1" office:value-type="string">
            <text:p text:style-name="P3">Aufwand</text:p>
          </table:table-cell>
          <table:table-cell table:style-name="Tabelle1.B1" table:number-columns-spanned="3" office:value-type="string">
            <text:p text:style-name="P3">1.<text:span text:style-name="T2"> </text:span>Prototyp:<text:span text:style-name="T2"> </text:span>20<text:span text:style-name="T2"> </text:span>h</text:p>
          </table:table-cell>
          <table:covered-table-cell/>
          <table:covered-table-cell/>
        </table:table-row>
        <table:table-row table:style-name="Tabelle1.1">
          <table:table-cell table:style-name="Tabelle1.A1" office:value-type="string">
            <text:p text:style-name="P3">Stabilität</text:p>
          </table:table-cell>
          <table:table-cell table:style-name="Tabelle1.B1" table:number-columns-spanned="3" office:value-type="string">
            <text:p text:style-name="P3">Instabil,<text:span text:style-name="T2"> </text:span>die<text:span text:style-name="T2"> </text:span>Anzahl<text:span text:style-name="T2"> </text:span>der<text:span text:style-name="T2"> </text:span>Mashups<text:span text:style-name="T2"> </text:span>ändert<text:span text:style-name="T2"> </text:span>sich.</text:p>
          </table:table-cell>
          <table:covered-table-cell/>
          <table:covered-table-cell/>
        </table:table-row>
        <table:table-row table:style-name="Tabelle1.1">
          <table:table-cell table:style-name="Tabelle1.A1" office:value-type="string">
            <text:p text:style-name="P3">Zeitpunkt,<text:span text:style-name="T2"> </text:span>Dringlichkeit</text:p>
          </table:table-cell>
          <table:table-cell table:style-name="Tabelle1.B1" table:number-columns-spanned="3" office:value-type="string">
            <text:p text:style-name="P3">Release<text:span text:style-name="T2"> </text:span>0.1</text:p>
          </table:table-cell>
          <table:covered-table-cell/>
          <table:covered-table-cell/>
        </table:table-row>
        <table:table-row table:style-name="Tabelle1.1">
          <table:table-cell table:style-name="Tabelle1.A1" office:value-type="string">
            <text:p text:style-name="P3">Änderungen</text:p>
          </table:table-cell>
          <table:table-cell table:style-name="Tabelle1.A1" office:value-type="string">
            <text:p text:style-name="P3">Mitarb.</text:p>
          </table:table-cell>
          <table:table-cell table:style-name="Tabelle1.A1" office:value-type="string">
            <text:p text:style-name="P3">Status</text:p>
          </table:table-cell>
          <table:table-cell table:style-name="Tabelle1.B1" office:value-type="string">
            <text:p text:style-name="P3">Kommentar</text:p>
          </table:table-cell>
        </table:table-row>
        <table:table-row table:style-name="Tabelle1.1">
          <table:table-cell table:style-name="Tabelle1.A1" office:value-type="string">
            <text:p text:style-name="P3">13.10.2011</text:p>
          </table:table-cell>
          <table:table-cell table:style-name="Tabelle1.A1" office:value-type="string">
            <text:p text:style-name="P3">jw</text:p>
          </table:table-cell>
          <table:table-cell table:style-name="Tabelle1.A1" office:value-type="string">
            <text:p text:style-name="P3">Entwurf</text:p>
          </table:table-cell>
          <table:table-cell table:style-name="Tabelle1.B1" office:value-type="string">
            <text:p text:style-name="P3">Dies<text:span text:style-name="T2"> </text:span>ist<text:span text:style-name="T2"> </text:span>ein<text:span text:style-name="T2"> </text:span>erster<text:span text:style-name="T2"> </text:span>Entwurf<text:span text:style-name="T2"> </text:span>von<text:span text:style-name="T2"> </text:span>mir</text:p>
          </table:table-cell>
        </table:table-row>
      </table:table>
      <text:p text:style-name="Standard"/>
      <text:p text:style-name="P5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3">Name</text:p>
          </table:table-cell>
          <table:table-cell table:style-name="Tabelle2.B1" table:number-columns-spanned="3" office:value-type="string">
            <text:p text:style-name="P4">Mashup<text:span text:style-name="T2"> </text:span>Manager<text:span text:style-name="T2"> </text:span>erstellt<text:span text:style-name="T2"> </text:span>Mashup</text:p>
          </table:table-cell>
          <table:covered-table-cell/>
          <table:covered-table-cell/>
        </table:table-row>
        <table:table-row table:style-name="Tabelle2.1">
          <table:table-cell table:style-name="Tabelle2.A1" office:value-type="string">
            <text:p text:style-name="P3">Kurzbeschreibung</text:p>
          </table:table-cell>
          <table:table-cell table:style-name="Tabelle2.B1" table:number-columns-spanned="3" office:value-type="string">
            <text:p text:style-name="P3">Der<text:span text:style-name="T2"> </text:span>Mashup<text:span text:style-name="T2"> </text:span>Manager<text:span text:style-name="T2"> </text:span>erstellt<text:span text:style-name="T2"> </text:span>einen<text:span text:style-name="T2"> </text:span>neuen<text:span text:style-name="T2"> </text:span>Mashup.</text:p>
          </table:table-cell>
          <table:covered-table-cell/>
          <table:covered-table-cell/>
        </table:table-row>
        <table:table-row table:style-name="Tabelle2.1">
          <table:table-cell table:style-name="Tabelle2.A1" office:value-type="string">
            <text:p text:style-name="P3">Akteure</text:p>
          </table:table-cell>
          <table:table-cell table:style-name="Tabelle2.B1" table:number-columns-spanned="3" office:value-type="string">
            <text:p text:style-name="P3">Mashup<text:span text:style-name="T2"> </text:span>Manager,<text:span text:style-name="T2"> </text:span>Java-Plattform</text:p>
          </table:table-cell>
          <table:covered-table-cell/>
          <table:covered-table-cell/>
        </table:table-row>
        <table:table-row table:style-name="Tabelle2.1">
          <table:table-cell table:style-name="Tabelle2.A1" office:value-type="string">
            <text:p text:style-name="P3">Auslöser</text:p>
          </table:table-cell>
          <table:table-cell table:style-name="Tabelle2.B1" table:number-columns-spanned="3" office:value-type="string">
            <text:p text:style-name="P3">Ein<text:span text:style-name="T2"> </text:span>Benutzer<text:span text:style-name="T2"> </text:span>hat<text:span text:style-name="T2"> </text:span>einen<text:span text:style-name="T2"> </text:span>neuen<text:span text:style-name="T2"> </text:span>Mashup<text:span text:style-name="T2"> </text:span>bestellt.</text:p>
          </table:table-cell>
          <table:covered-table-cell/>
          <table:covered-table-cell/>
        </table:table-row>
        <table:table-row table:style-name="Tabelle2.1">
          <table:table-cell table:style-name="Tabelle2.A1" office:value-type="string">
            <text:p text:style-name="P3">Vorbedingungen</text:p>
          </table:table-cell>
          <table:table-cell table:style-name="Tabelle2.B1" table:number-columns-spanned="3" office:value-type="string">
            <text:p text:style-name="P3">Es<text:span text:style-name="T2"> </text:span>ist<text:span text:style-name="T2"> </text:span>bekannt,<text:span text:style-name="T2"> </text:span>welche<text:span text:style-name="T2"> </text:span>Quellen<text:span text:style-name="T2"> </text:span>miteinander<text:span text:style-name="T2"> </text:span>verknüpft<text:span text:style-name="T2"> </text:span>werden<text:span text:style-name="T2"> </text:span>sollen.</text:p>
          </table:table-cell>
          <table:covered-table-cell/>
          <table:covered-table-cell/>
        </table:table-row>
        <table:table-row table:style-name="Tabelle2.1">
          <table:table-cell table:style-name="Tabelle2.A1" office:value-type="string">
            <text:p text:style-name="P3">Eingehende<text:span text:style-name="T2"> </text:span>Informationen</text:p>
          </table:table-cell>
          <table:table-cell table:style-name="Tabelle2.B1" table:number-columns-spanned="3" office:value-type="string">
            <text:p text:style-name="P3">Quellen,<text:span text:style-name="T2"> </text:span>Daten<text:span text:style-name="T2"> </text:span>der<text:span text:style-name="T2"> </text:span>Quellen,<text:span text:style-name="T2"> </text:span>die<text:span text:style-name="T2"> </text:span>verknüpft<text:span text:style-name="T2"> </text:span>werden<text:span text:style-name="T2"> </text:span>sollen</text:p>
          </table:table-cell>
          <table:covered-table-cell/>
          <table:covered-table-cell/>
        </table:table-row>
        <table:table-row table:style-name="Tabelle2.1">
          <table:table-cell table:style-name="Tabelle2.A1" office:value-type="string">
            <text:p text:style-name="P3">Ergebnisse</text:p>
          </table:table-cell>
          <table:table-cell table:style-name="Tabelle2.B1" table:number-columns-spanned="3" office:value-type="string">
            <text:p text:style-name="P3">Mashup<text:span text:style-name="T2"> </text:span>von<text:span text:style-name="T2"> </text:span>mindestens<text:span text:style-name="T2"> </text:span>zwei<text:span text:style-name="T2"> </text:span>Quellen</text:p>
          </table:table-cell>
          <table:covered-table-cell/>
          <table:covered-table-cell/>
        </table:table-row>
        <table:table-row table:style-name="Tabelle2.1">
          <table:table-cell table:style-name="Tabelle2.A1" office:value-type="string">
            <text:p text:style-name="P3">Nachbedingungen</text:p>
          </table:table-cell>
          <table:table-cell table:style-name="Tabelle2.B1" table:number-columns-spanned="3" office:value-type="string">
            <text:p text:style-name="P3">Mashup<text:span text:style-name="T2"> </text:span>ist<text:span text:style-name="T2"> </text:span>erstellt<text:span text:style-name="T2"> </text:span>und<text:span text:style-name="T2"> </text:span>lauffähig</text:p>
          </table:table-cell>
          <table:covered-table-cell/>
          <table:covered-table-cell/>
        </table:table-row>
        <table:table-row table:style-name="Tabelle2.1">
          <table:table-cell table:style-name="Tabelle2.A1" office:value-type="string">
            <text:p text:style-name="P3">Ablauf</text:p>
          </table:table-cell>
          <table:table-cell table:style-name="Tabelle2.B1" table:number-columns-spanned="3" office:value-type="string">
            <text:list xml:id="list29698589" text:style-name="WW8Num30">
              <text:list-item>
                <text:p text:style-name="P11">Quellen<text:span text:style-name="T2"> </text:span>angeben</text:p>
              </text:list-item>
              <text:list-item>
                <text:p text:style-name="P10">Quellen<text:span text:style-name="T2"> </text:span>auslesen</text:p>
              </text:list-item>
              <text:list-item>
                <text:p text:style-name="P10">Quellen<text:span text:style-name="T2"> </text:span>verknüpfen</text:p>
              </text:list-item>
              <text:list-item>
                <text:p text:style-name="P10">Daten<text:span text:style-name="T2"> </text:span>ausgeben</text:p>
              </text:list-item>
            </text:list>
          </table:table-cell>
          <table:covered-table-cell/>
          <table:covered-table-cell/>
        </table:table-row>
        <table:table-row table:style-name="Tabelle2.1">
          <table:table-cell table:style-name="Tabelle2.A1" office:value-type="string">
            <text:p text:style-name="P3">Ansprechpartner</text:p>
          </table:table-cell>
          <table:table-cell table:style-name="Tabelle2.B1" table:number-columns-spanned="3" office:value-type="string">
            <text:p text:style-name="P3">?</text:p>
          </table:table-cell>
          <table:covered-table-cell/>
          <table:covered-table-cell/>
        </table:table-row>
        <table:table-row table:style-name="Tabelle2.1">
          <table:table-cell table:style-name="Tabelle2.A1" office:value-type="string">
            <text:p text:style-name="P3">Risiko</text:p>
          </table:table-cell>
          <table:table-cell table:style-name="Tabelle2.B1" table:number-columns-spanned="3" office:value-type="string">
            <text:p text:style-name="P3">Quelle(n)<text:span text:style-name="T2"> </text:span>sind<text:span text:style-name="T2"> </text:span>nicht<text:span text:style-name="T2"> </text:span>vorhanden.</text:p>
          </table:table-cell>
          <table:covered-table-cell/>
          <table:covered-table-cell/>
        </table:table-row>
        <table:table-row table:style-name="Tabelle2.1">
          <table:table-cell table:style-name="Tabelle2.A1" office:value-type="string">
            <text:p text:style-name="P3">Verbindlichkeit,<text:span text:style-name="T2"> </text:span>Priorität</text:p>
          </table:table-cell>
          <table:table-cell table:style-name="Tabelle2.B1" table:number-columns-spanned="3" office:value-type="string">
            <text:p text:style-name="P3">Hohe<text:span text:style-name="T2"> </text:span>Priorität,<text:span text:style-name="T2"> </text:span>unverzichtbar</text:p>
          </table:table-cell>
          <table:covered-table-cell/>
          <table:covered-table-cell/>
        </table:table-row>
        <table:table-row table:style-name="Tabelle2.1">
          <table:table-cell table:style-name="Tabelle2.A1" office:value-type="string">
            <text:p text:style-name="P3">Aufwand</text:p>
          </table:table-cell>
          <table:table-cell table:style-name="Tabelle2.B1" table:number-columns-spanned="3" office:value-type="string">
            <text:p text:style-name="P3">1.<text:span text:style-name="T2"> </text:span>Prototyp:<text:span text:style-name="T2"> </text:span>20<text:span text:style-name="T2"> </text:span>h</text:p>
          </table:table-cell>
          <table:covered-table-cell/>
          <table:covered-table-cell/>
        </table:table-row>
        <table:table-row table:style-name="Tabelle2.1">
          <table:table-cell table:style-name="Tabelle2.A1" office:value-type="string">
            <text:p text:style-name="P3">Stabilität</text:p>
          </table:table-cell>
          <table:table-cell table:style-name="Tabelle2.B1" table:number-columns-spanned="3" office:value-type="string">
            <text:p text:style-name="P3">?</text:p>
          </table:table-cell>
          <table:covered-table-cell/>
          <table:covered-table-cell/>
        </table:table-row>
        <table:table-row table:style-name="Tabelle2.1">
          <table:table-cell table:style-name="Tabelle2.A1" office:value-type="string">
            <text:p text:style-name="P3">Zeitpunkt,<text:span text:style-name="T2"> </text:span>Dringlichkeit</text:p>
          </table:table-cell>
          <table:table-cell table:style-name="Tabelle2.B1" table:number-columns-spanned="3" office:value-type="string">
            <text:p text:style-name="P3">Release<text:span text:style-name="T2"> </text:span>0.1</text:p>
          </table:table-cell>
          <table:covered-table-cell/>
          <table:covered-table-cell/>
        </table:table-row>
        <table:table-row table:style-name="Tabelle2.1">
          <table:table-cell table:style-name="Tabelle2.A1" office:value-type="string">
            <text:p text:style-name="P3">Änderungen</text:p>
          </table:table-cell>
          <table:table-cell table:style-name="Tabelle2.A1" office:value-type="string">
            <text:p text:style-name="P3">Mitarb.</text:p>
          </table:table-cell>
          <table:table-cell table:style-name="Tabelle2.A1" office:value-type="string">
            <text:p text:style-name="P3">Status</text:p>
          </table:table-cell>
          <table:table-cell table:style-name="Tabelle2.B1" office:value-type="string">
            <text:p text:style-name="P3">Kommentar</text:p>
          </table:table-cell>
        </table:table-row>
        <table:table-row table:style-name="Tabelle2.1">
          <table:table-cell table:style-name="Tabelle2.A1" office:value-type="string">
            <text:p text:style-name="P3">13.10.2011</text:p>
          </table:table-cell>
          <table:table-cell table:style-name="Tabelle2.A1" office:value-type="string">
            <text:p text:style-name="P3">jw</text:p>
          </table:table-cell>
          <table:table-cell table:style-name="Tabelle2.A1" office:value-type="string">
            <text:p text:style-name="P3">Entwurf</text:p>
          </table:table-cell>
          <table:table-cell table:style-name="Tabelle2.B1" office:value-type="string">
            <text:p text:style-name="P3">Dies<text:span text:style-name="T2"> </text:span>ist<text:span text:style-name="T2"> </text:span>ein<text:span text:style-name="T2"> </text:span>erster<text:span text:style-name="T2"> </text:span>Entwurf<text:span text:style-name="T2"> </text:span>von<text:span text:style-name="T2"> </text:span>mir</text:p>
          </table:table-cell>
        </table:table-row>
      </table:table>
      <text:p text:style-name="P5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 table:style-name="Tabelle3.1">
          <table:table-cell table:style-name="Tabelle3.A1" office:value-type="string">
            <text:p text:style-name="P3">Name</text:p>
          </table:table-cell>
          <table:table-cell table:style-name="Tabelle3.B1" table:number-columns-spanned="3" office:value-type="string">
            <text:p text:style-name="P3"><text:span text:style-name="T4">Mashup</text:span><text:span text:style-name="T5"> </text:span><text:span text:style-name="T4">Manager</text:span><text:span text:style-name="T5"> </text:span><text:span text:style-name="T4">bearbeitet</text:span><text:span text:style-name="T5"> </text:span><text:span text:style-name="T4">Mashup</text:span></text:p>
          </table:table-cell>
          <table:covered-table-cell/>
          <table:covered-table-cell/>
        </table:table-row>
        <table:table-row table:style-name="Tabelle3.1">
          <table:table-cell table:style-name="Tabelle3.A1" office:value-type="string">
            <text:p text:style-name="P3">Kurzbeschreibung</text:p>
          </table:table-cell>
          <table:table-cell table:style-name="Tabelle3.B1" table:number-columns-spanned="3" office:value-type="string">
            <text:p text:style-name="P3">Der<text:span text:style-name="T2"> </text:span>Mashup<text:span text:style-name="T2"> </text:span>Manager<text:span text:style-name="T2"> </text:span>bearbeitet<text:span text:style-name="T2"> </text:span>einen<text:span text:style-name="T2"> </text:span>bestehenden<text:span text:style-name="T2"> </text:span>Mashup.</text:p>
          </table:table-cell>
          <table:covered-table-cell/>
          <table:covered-table-cell/>
        </table:table-row>
        <table:table-row table:style-name="Tabelle3.1">
          <table:table-cell table:style-name="Tabelle3.A1" office:value-type="string">
            <text:p text:style-name="P3">Akteure</text:p>
          </table:table-cell>
          <table:table-cell table:style-name="Tabelle3.B1" table:number-columns-spanned="3" office:value-type="string">
            <text:p text:style-name="P3">Mashup<text:span text:style-name="T2"> </text:span>Manager,<text:span text:style-name="T2"> </text:span>Java-Plattform</text:p>
          </table:table-cell>
          <table:covered-table-cell/>
          <table:covered-table-cell/>
        </table:table-row>
        <table:table-row table:style-name="Tabelle3.1">
          <table:table-cell table:style-name="Tabelle3.A1" office:value-type="string">
            <text:p text:style-name="P3">Auslöser</text:p>
          </table:table-cell>
          <table:table-cell table:style-name="Tabelle3.B1" table:number-columns-spanned="3" office:value-type="string">
            <text:p text:style-name="P3">Ein<text:span text:style-name="T2"> </text:span>Mashup<text:span text:style-name="T2"> </text:span>ist<text:span text:style-name="T2"> </text:span>nicht<text:span text:style-name="T2"> </text:span>mehr<text:span text:style-name="T2"> </text:span>aktuell<text:span text:style-name="T2"> </text:span>und<text:span text:style-name="T2"> </text:span>muss<text:span text:style-name="T2"> </text:span>bearbeitet<text:span text:style-name="T2"> </text:span>werden.</text:p>
          </table:table-cell>
          <table:covered-table-cell/>
          <table:covered-table-cell/>
        </table:table-row>
        <table:table-row table:style-name="Tabelle3.1">
          <table:table-cell table:style-name="Tabelle3.A1" office:value-type="string">
            <text:p text:style-name="P3">Vorbedingungen</text:p>
          </table:table-cell>
          <table:table-cell table:style-name="Tabelle3.B1" table:number-columns-spanned="3" office:value-type="string">
            <text:p text:style-name="P3">Es<text:span text:style-name="T2"> </text:span>besteht<text:span text:style-name="T2"> </text:span>ein<text:span text:style-name="T2"> </text:span>Mashup.</text:p>
          </table:table-cell>
          <table:covered-table-cell/>
          <table:covered-table-cell/>
        </table:table-row>
        <table:table-row table:style-name="Tabelle3.1">
          <table:table-cell table:style-name="Tabelle3.A1" office:value-type="string">
            <text:p text:style-name="P3">Eingehende<text:span text:style-name="T2"> </text:span>Informationen</text:p>
          </table:table-cell>
          <table:table-cell table:style-name="Tabelle3.B1" table:number-columns-spanned="3" office:value-type="string">
            <text:p text:style-name="P3">Welcher<text:span text:style-name="T2"> </text:span>Mashup<text:span text:style-name="T2"> </text:span>soll<text:span text:style-name="T2"> </text:span>bearbeitet<text:span text:style-name="T2"> </text:span>werden?</text:p>
          </table:table-cell>
          <table:covered-table-cell/>
          <table:covered-table-cell/>
        </table:table-row>
        <table:table-row table:style-name="Tabelle3.1">
          <table:table-cell table:style-name="Tabelle3.A1" office:value-type="string">
            <text:p text:style-name="P3">Ergebnisse</text:p>
          </table:table-cell>
          <table:table-cell table:style-name="Tabelle3.B1" table:number-columns-spanned="3" office:value-type="string">
            <text:p text:style-name="P3">Bearbeiteter<text:span text:style-name="T2"> </text:span>Mashup</text:p>
          </table:table-cell>
          <table:covered-table-cell/>
          <table:covered-table-cell/>
        </table:table-row>
        <table:table-row table:style-name="Tabelle3.1">
          <table:table-cell table:style-name="Tabelle3.A1" office:value-type="string">
            <text:p text:style-name="P3">Nachbedingungen</text:p>
          </table:table-cell>
          <table:table-cell table:style-name="Tabelle3.B1" table:number-columns-spanned="3" office:value-type="string">
            <text:p text:style-name="P3">Mashup<text:span text:style-name="T2"> </text:span>ist<text:span text:style-name="T2"> </text:span>bearbeitet<text:span text:style-name="T2"> </text:span>und<text:span text:style-name="T2"> </text:span>funktioniert<text:span text:style-name="T2"> </text:span>richtig</text:p>
          </table:table-cell>
          <table:covered-table-cell/>
          <table:covered-table-cell/>
        </table:table-row>
        <table:table-row table:style-name="Tabelle3.1">
          <table:table-cell table:style-name="Tabelle3.A1" office:value-type="string">
            <text:p text:style-name="P3">Ablauf</text:p>
          </table:table-cell>
          <table:table-cell table:style-name="Tabelle3.B1" table:number-columns-spanned="3" office:value-type="string">
            <text:list xml:id="list29697346" text:style-name="WW8Num29">
              <text:list-item>
                <text:p text:style-name="P13">Mashup<text:span text:style-name="T2"> </text:span>auswählen</text:p>
              </text:list-item>
              <text:list-item>
                <text:p text:style-name="P12">Mashup<text:span text:style-name="T2"> </text:span>bearbeiten</text:p>
              </text:list-item>
              <text:list-item>
                <text:p text:style-name="P12">Mashup<text:span text:style-name="T2"> </text:span>speichern</text:p>
              </text:list-item>
            </text:list>
          </table:table-cell>
          <table:covered-table-cell/>
          <table:covered-table-cell/>
        </table:table-row>
        <table:table-row table:style-name="Tabelle3.1">
          <table:table-cell table:style-name="Tabelle3.A1" office:value-type="string">
            <text:p text:style-name="P3">Ansprechpartner</text:p>
          </table:table-cell>
          <table:table-cell table:style-name="Tabelle3.B1" table:number-columns-spanned="3" office:value-type="string">
            <text:p text:style-name="P3">?</text:p>
          </table:table-cell>
          <table:covered-table-cell/>
          <table:covered-table-cell/>
        </table:table-row>
        <table:table-row table:style-name="Tabelle3.1">
          <table:table-cell table:style-name="Tabelle3.A1" office:value-type="string">
            <text:p text:style-name="P3">Risiko</text:p>
          </table:table-cell>
          <table:table-cell table:style-name="Tabelle3.B1" table:number-columns-spanned="3" office:value-type="string">
            <text:p text:style-name="P3">Quelle(n)<text:span text:style-name="T2"> </text:span>sind<text:span text:style-name="T2"> </text:span>nicht<text:span text:style-name="T2"> </text:span>vorhanden.</text:p>
          </table:table-cell>
          <table:covered-table-cell/>
          <table:covered-table-cell/>
        </table:table-row>
        <table:table-row table:style-name="Tabelle3.1">
          <table:table-cell table:style-name="Tabelle3.A1" office:value-type="string">
            <text:p text:style-name="P3">Verbindlichkeit,<text:span text:style-name="T2"> </text:span>Priorität</text:p>
          </table:table-cell>
          <table:table-cell table:style-name="Tabelle3.B1" table:number-columns-spanned="3" office:value-type="string">
            <text:p text:style-name="P3">Hohe<text:span text:style-name="T2"> </text:span>Priorität,<text:span text:style-name="T2"> </text:span>unverzichtbar</text:p>
          </table:table-cell>
          <table:covered-table-cell/>
          <table:covered-table-cell/>
        </table:table-row>
        <table:table-row table:style-name="Tabelle3.1">
          <table:table-cell table:style-name="Tabelle3.A1" office:value-type="string">
            <text:p text:style-name="P3">Aufwand</text:p>
          </table:table-cell>
          <table:table-cell table:style-name="Tabelle3.B1" table:number-columns-spanned="3" office:value-type="string">
            <text:p text:style-name="P3">Wird<text:span text:style-name="T2"> </text:span>im<text:span text:style-name="T2"> </text:span>1.<text:span text:style-name="T2"> </text:span>Prototyp<text:span text:style-name="T2"> </text:span>realisiert:<text:span text:style-name="T2"> </text:span>ca.<text:span text:style-name="T2"> </text:span>10<text:span text:style-name="T2"> </text:span>h</text:p>
          </table:table-cell>
          <table:covered-table-cell/>
          <table:covered-table-cell/>
        </table:table-row>
        <table:table-row table:style-name="Tabelle3.1">
          <table:table-cell table:style-name="Tabelle3.A1" office:value-type="string">
            <text:p text:style-name="P3">Stabilität</text:p>
          </table:table-cell>
          <table:table-cell table:style-name="Tabelle3.B1" table:number-columns-spanned="3" office:value-type="string">
            <text:p text:style-name="P3">?</text:p>
          </table:table-cell>
          <table:covered-table-cell/>
          <table:covered-table-cell/>
        </table:table-row>
        <table:table-row table:style-name="Tabelle3.1">
          <table:table-cell table:style-name="Tabelle3.A1" office:value-type="string">
            <text:p text:style-name="P3">Zeitpunkt,<text:span text:style-name="T2"> </text:span>Dringlichkeit</text:p>
          </table:table-cell>
          <table:table-cell table:style-name="Tabelle3.B1" table:number-columns-spanned="3" office:value-type="string">
            <text:p text:style-name="P3">Release<text:span text:style-name="T2"> </text:span>0.1</text:p>
          </table:table-cell>
          <table:covered-table-cell/>
          <table:covered-table-cell/>
        </table:table-row>
        <table:table-row table:style-name="Tabelle3.1">
          <table:table-cell table:style-name="Tabelle3.A1" office:value-type="string">
            <text:p text:style-name="P3">Änderungen</text:p>
          </table:table-cell>
          <table:table-cell table:style-name="Tabelle3.A1" office:value-type="string">
            <text:p text:style-name="P3">Mitarb.</text:p>
          </table:table-cell>
          <table:table-cell table:style-name="Tabelle3.A1" office:value-type="string">
            <text:p text:style-name="P3">Status</text:p>
          </table:table-cell>
          <table:table-cell table:style-name="Tabelle3.B1" office:value-type="string">
            <text:p text:style-name="P3">Kommentar</text:p>
          </table:table-cell>
        </table:table-row>
        <table:table-row table:style-name="Tabelle3.1">
          <table:table-cell table:style-name="Tabelle3.A1" office:value-type="string">
            <text:p text:style-name="P3">13.10.2011</text:p>
          </table:table-cell>
          <table:table-cell table:style-name="Tabelle3.A1" office:value-type="string">
            <text:p text:style-name="P3">jw</text:p>
          </table:table-cell>
          <table:table-cell table:style-name="Tabelle3.A1" office:value-type="string">
            <text:p text:style-name="P3">Entwurf</text:p>
          </table:table-cell>
          <table:table-cell table:style-name="Tabelle3.B1" office:value-type="string">
            <text:p text:style-name="P3">Dies<text:span text:style-name="T2"> </text:span>ist<text:span text:style-name="T2"> </text:span>ein<text:span text:style-name="T2"> </text:span>erster<text:span text:style-name="T2"> </text:span>Entwurf<text:span text:style-name="T2"> </text:span>von<text:span text:style-name="T2"> </text:span>mir</text:p>
          </table:table-cell>
        </table:table-row>
      </table:table>
      <text:p text:style-name="P5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 table:style-name="Tabelle4.1">
          <table:table-cell table:style-name="Tabelle4.A1" office:value-type="string">
            <text:p text:style-name="P3">Name</text:p>
          </table:table-cell>
          <table:table-cell table:style-name="Tabelle4.B1" table:number-columns-spanned="3" office:value-type="string">
            <text:p text:style-name="P3"><text:span text:style-name="T4">Mashup</text:span><text:span text:style-name="T5"> </text:span><text:span text:style-name="T4">Manager</text:span><text:span text:style-name="T5"> </text:span><text:span text:style-name="T4">löscht</text:span><text:span text:style-name="T5"> </text:span><text:span text:style-name="T4">Mashup</text:span></text:p>
          </table:table-cell>
          <table:covered-table-cell/>
          <table:covered-table-cell/>
        </table:table-row>
        <table:table-row table:style-name="Tabelle4.1">
          <table:table-cell table:style-name="Tabelle4.A1" office:value-type="string">
            <text:p text:style-name="P3">Kurzbeschreibung</text:p>
          </table:table-cell>
          <table:table-cell table:style-name="Tabelle4.B1" table:number-columns-spanned="3" office:value-type="string">
            <text:p text:style-name="P3">Der<text:span text:style-name="T2"> </text:span>Mashup<text:span text:style-name="T2"> </text:span>Manager<text:span text:style-name="T2"> </text:span>löscht<text:span text:style-name="T2"> </text:span>einen<text:span text:style-name="T2"> </text:span>bestehenden<text:span text:style-name="T2"> </text:span>Mashup.</text:p>
          </table:table-cell>
          <table:covered-table-cell/>
          <table:covered-table-cell/>
        </table:table-row>
        <table:table-row table:style-name="Tabelle4.1">
          <table:table-cell table:style-name="Tabelle4.A1" office:value-type="string">
            <text:p text:style-name="P3">Akteure</text:p>
          </table:table-cell>
          <table:table-cell table:style-name="Tabelle4.B1" table:number-columns-spanned="3" office:value-type="string">
            <text:p text:style-name="P3">Mashup<text:span text:style-name="T2"> </text:span>Manager,<text:span text:style-name="T2"> </text:span>Java-Plattform</text:p>
          </table:table-cell>
          <table:covered-table-cell/>
          <table:covered-table-cell/>
        </table:table-row>
        <table:table-row table:style-name="Tabelle4.1">
          <table:table-cell table:style-name="Tabelle4.A1" office:value-type="string">
            <text:p text:style-name="P3">Auslöser</text:p>
          </table:table-cell>
          <table:table-cell table:style-name="Tabelle4.B1" table:number-columns-spanned="3" office:value-type="string">
            <text:p text:style-name="P3">Ein<text:span text:style-name="T2"> </text:span>Mashup<text:span text:style-name="T2"> </text:span>soll<text:span text:style-name="T2"> </text:span>gelöscht<text:span text:style-name="T2"> </text:span>werden.</text:p>
          </table:table-cell>
          <table:covered-table-cell/>
          <table:covered-table-cell/>
        </table:table-row>
        <table:table-row table:style-name="Tabelle4.1">
          <table:table-cell table:style-name="Tabelle4.A1" office:value-type="string">
            <text:p text:style-name="P3">Vorbedingungen</text:p>
          </table:table-cell>
          <table:table-cell table:style-name="Tabelle4.B1" table:number-columns-spanned="3" office:value-type="string">
            <text:p text:style-name="P3">Es<text:span text:style-name="T2"> </text:span>ist<text:span text:style-name="T2"> </text:span>bekannt,<text:span text:style-name="T2"> </text:span>welcher<text:span text:style-name="T2"> </text:span>Mashup<text:span text:style-name="T2"> </text:span>gelöscht<text:span text:style-name="T2"> </text:span>werden<text:span text:style-name="T2"> </text:span>soll.</text:p>
          </table:table-cell>
          <table:covered-table-cell/>
          <table:covered-table-cell/>
        </table:table-row>
        <table:table-row table:style-name="Tabelle4.1">
          <table:table-cell table:style-name="Tabelle4.A1" office:value-type="string">
            <text:p text:style-name="P3">Eingehende<text:span text:style-name="T2"> </text:span>Informationen</text:p>
          </table:table-cell>
          <table:table-cell table:style-name="Tabelle4.B1" table:number-columns-spanned="3" office:value-type="string">
            <text:p text:style-name="P3">Mashup,<text:span text:style-name="T2"> </text:span>der<text:span text:style-name="T2"> </text:span>gelöscht<text:span text:style-name="T2"> </text:span>werden<text:span text:style-name="T2"> </text:span>soll.</text:p>
          </table:table-cell>
          <table:covered-table-cell/>
          <table:covered-table-cell/>
        </table:table-row>
        <table:table-row table:style-name="Tabelle4.1">
          <table:table-cell table:style-name="Tabelle4.A1" office:value-type="string">
            <text:p text:style-name="P3">Ergebnisse</text:p>
          </table:table-cell>
          <table:table-cell table:style-name="Tabelle4.B1" table:number-columns-spanned="3" office:value-type="string">
            <text:p text:style-name="P3">Es<text:span text:style-name="T2"> </text:span>existiert<text:span text:style-name="T2"> </text:span>ein<text:span text:style-name="T2"> </text:span>Mashup<text:span text:style-name="T2"> </text:span>weniger.</text:p>
          </table:table-cell>
          <table:covered-table-cell/>
          <table:covered-table-cell/>
        </table:table-row>
        <table:table-row table:style-name="Tabelle4.1">
          <table:table-cell table:style-name="Tabelle4.A1" office:value-type="string">
            <text:p text:style-name="P3">Nachbedingungen</text:p>
          </table:table-cell>
          <table:table-cell table:style-name="Tabelle4.B1" table:number-columns-spanned="3" office:value-type="string">
            <text:p text:style-name="P3">Der<text:span text:style-name="T2"> </text:span>betreffende<text:span text:style-name="T2"> </text:span>Mashup<text:span text:style-name="T2"> </text:span>ist<text:span text:style-name="T2"> </text:span>gelöscht.</text:p>
          </table:table-cell>
          <table:covered-table-cell/>
          <table:covered-table-cell/>
        </table:table-row>
        <table:table-row table:style-name="Tabelle4.1">
          <table:table-cell table:style-name="Tabelle4.A1" office:value-type="string">
            <text:p text:style-name="P3">Ablauf</text:p>
          </table:table-cell>
          <table:table-cell table:style-name="Tabelle4.B1" table:number-columns-spanned="3" office:value-type="string">
            <text:list xml:id="list29727496" text:style-name="WW8Num31">
              <text:list-item>
                <text:p text:style-name="P14">Mashup<text:span text:style-name="T2"> </text:span>löschen</text:p>
              </text:list-item>
            </text:list>
          </table:table-cell>
          <table:covered-table-cell/>
          <table:covered-table-cell/>
        </table:table-row>
        <table:table-row table:style-name="Tabelle4.1">
          <table:table-cell table:style-name="Tabelle4.A1" office:value-type="string">
            <text:p text:style-name="P3">Ansprechpartner</text:p>
          </table:table-cell>
          <table:table-cell table:style-name="Tabelle4.B1" table:number-columns-spanned="3" office:value-type="string">
            <text:p text:style-name="P3">?</text:p>
          </table:table-cell>
          <table:covered-table-cell/>
          <table:covered-table-cell/>
        </table:table-row>
        <table:table-row table:style-name="Tabelle4.1">
          <table:table-cell table:style-name="Tabelle4.A1" office:value-type="string">
            <text:p text:style-name="P3">Risiko</text:p>
          </table:table-cell>
          <table:table-cell table:style-name="Tabelle4.B1" table:number-columns-spanned="3" office:value-type="string">
            <text:p text:style-name="P3">Mashup<text:span text:style-name="T2"> </text:span>ist<text:span text:style-name="T2"> </text:span>nicht<text:span text:style-name="T2"> </text:span>vorhanden.</text:p>
          </table:table-cell>
          <table:covered-table-cell/>
          <table:covered-table-cell/>
        </table:table-row>
        <table:table-row table:style-name="Tabelle4.1">
          <table:table-cell table:style-name="Tabelle4.A1" office:value-type="string">
            <text:p text:style-name="P3">Verbindlichkeit,<text:span text:style-name="T2"> </text:span>Priorität</text:p>
          </table:table-cell>
          <table:table-cell table:style-name="Tabelle4.B1" table:number-columns-spanned="3" office:value-type="string">
            <text:p text:style-name="P3">Hohe<text:span text:style-name="T2"> </text:span>Priorität,<text:span text:style-name="T2"> </text:span>unverzichtbar</text:p>
          </table:table-cell>
          <table:covered-table-cell/>
          <table:covered-table-cell/>
        </table:table-row>
        <table:table-row table:style-name="Tabelle4.1">
          <table:table-cell table:style-name="Tabelle4.A1" office:value-type="string">
            <text:p text:style-name="P3">Aufwand</text:p>
          </table:table-cell>
          <table:table-cell table:style-name="Tabelle4.B1" table:number-columns-spanned="3" office:value-type="string">
            <text:p text:style-name="P3">1.<text:span text:style-name="T2"> </text:span>Prototyp:<text:span text:style-name="T2"> </text:span>20<text:span text:style-name="T2"> </text:span>h</text:p>
          </table:table-cell>
          <table:covered-table-cell/>
          <table:covered-table-cell/>
        </table:table-row>
        <table:table-row table:style-name="Tabelle4.1">
          <table:table-cell table:style-name="Tabelle4.A1" office:value-type="string">
            <text:p text:style-name="P3">Stabilität</text:p>
          </table:table-cell>
          <table:table-cell table:style-name="Tabelle4.B1" table:number-columns-spanned="3" office:value-type="string">
            <text:p text:style-name="P3">?</text:p>
          </table:table-cell>
          <table:covered-table-cell/>
          <table:covered-table-cell/>
        </table:table-row>
        <table:table-row table:style-name="Tabelle4.1">
          <table:table-cell table:style-name="Tabelle4.A1" office:value-type="string">
            <text:p text:style-name="P3">Zeitpunkt,<text:span text:style-name="T2"> </text:span>Dringlichkeit</text:p>
          </table:table-cell>
          <table:table-cell table:style-name="Tabelle4.B1" table:number-columns-spanned="3" office:value-type="string">
            <text:p text:style-name="P3">Release<text:span text:style-name="T2"> </text:span>0.1</text:p>
          </table:table-cell>
          <table:covered-table-cell/>
          <table:covered-table-cell/>
        </table:table-row>
        <table:table-row table:style-name="Tabelle4.1">
          <table:table-cell table:style-name="Tabelle4.A1" office:value-type="string">
            <text:p text:style-name="P3">Änderungen</text:p>
          </table:table-cell>
          <table:table-cell table:style-name="Tabelle4.A1" office:value-type="string">
            <text:p text:style-name="P3">Mitarb.</text:p>
          </table:table-cell>
          <table:table-cell table:style-name="Tabelle4.A1" office:value-type="string">
            <text:p text:style-name="P3">Status</text:p>
          </table:table-cell>
          <table:table-cell table:style-name="Tabelle4.B1" office:value-type="string">
            <text:p text:style-name="P3">Kommentar</text:p>
          </table:table-cell>
        </table:table-row>
        <table:table-row table:style-name="Tabelle4.1">
          <table:table-cell table:style-name="Tabelle4.A1" office:value-type="string">
            <text:p text:style-name="P3">13.10.2011</text:p>
          </table:table-cell>
          <table:table-cell table:style-name="Tabelle4.A1" office:value-type="string">
            <text:p text:style-name="P3">jw</text:p>
          </table:table-cell>
          <table:table-cell table:style-name="Tabelle4.A1" office:value-type="string">
            <text:p text:style-name="P3">Entwurf</text:p>
          </table:table-cell>
          <table:table-cell table:style-name="Tabelle4.B1" office:value-type="string">
            <text:p text:style-name="P3">Dies<text:span text:style-name="T2"> </text:span>ist<text:span text:style-name="T2"> </text:span>ein<text:span text:style-name="T2"> </text:span>erster<text:span text:style-name="T2"> </text:span>Entwurf<text:span text:style-name="T2"> </text:span>von<text:span text:style-name="T2"> </text:span>mir</text:p>
          </table:table-cell>
        </table:table-row>
      </table:table>
      <text:h text:style-name="P7" text:outline-level="1">Use<text:span text:style-name="T6"> </text:span>Case<text:span text:style-name="T6"> </text:span>Diagramm</text:h>
      <text:p text:style-name="Standard"/>
      <text:p text:style-name="Standard"><draw:g text:anchor-type="paragraph" draw:z-index="0" draw:style-name="gr1"><draw:custom-shape draw:style-name="gr2" draw:text-style-name="P15" svg:width="12.6cm" svg:height="10.501cm" svg:x="2.055cm" svg:y="0.429cm"><text:p/><draw:enhanced-geometry svg:viewBox="0 0 21600 21600" draw:type="rectangle" draw:enhanced-path="M 0 0 L 21600 0 21600 21600 0 21600 0 0 Z N"/></draw:custom-shape><draw:custom-shape draw:style-name="gr3" draw:text-style-name="P17" svg:width="4.8cm" svg:height="0.701cm" svg:x="2.055cm" svg:y="0.429cm"><text:p text:style-name="P16"><text:span text:style-name="T7">use case Mashup-Plattform</text:span></text:p><draw:enhanced-geometry svg:viewBox="0 0 21600 21600" draw:type="rectangle" draw:enhanced-path="M 0 0 L 21600 0 21600 21600 0 21600 0 0 Z N"/></draw:custom-shape><draw:frame draw:style-name="gr4" draw:text-style-name="P19" svg:width="3.8cm" svg:height="0.74cm" svg:x="2.826cm" svg:y="5.389cm"><draw:text-box><text:p text:style-name="P18"><text:span text:style-name="T8">Mashup Manager</text:span></text:p></draw:text-box></draw:frame><draw:path draw:style-name="gr2" draw:text-style-name="P15" svg:width="0.999cm" svg:height="2.199cm" svg:x="4.155cm" svg:y="2.929cm" svg:viewBox="0 0 1000 2200" svg:d="m550 0c142 0 250 108 250 250s-108 250-250 250-250-108-250-250 108-250 250-250zm-250 0zm501 501zm-301 1199-500 500zm500-500 500 500zm-500-500v-1200zm-400 400h800z"><text:p/></draw:path><draw:custom-shape draw:style-name="gr3" draw:text-style-name="P20" xml:id="id1" draw:id="id1" svg:width="5.4cm" svg:height="1.301cm" svg:x="8.056cm" svg:y="1.628cm"><text:p text:style-name="P16"><text:span text:style-name="T8">Mashup erstelle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5" draw:text-style-name="P15" draw:type="line" svg:x1="8.056cm" svg:y1="2.279cm" svg:x2="5.334cm" svg:y2="3.674cm" draw:start-shape="id1" draw:start-glue-point="6" svg:d="m8056 2279-2722 1395"><text:p/></draw:connector><draw:custom-shape draw:style-name="gr3" draw:text-style-name="P20" xml:id="id2" draw:id="id2" svg:width="5.4cm" svg:height="1.301cm" svg:x="8.056cm" svg:y="3.329cm"><text:p text:style-name="P16"><text:span text:style-name="T8">Mashup bearbeite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5" draw:text-style-name="P15" draw:type="line" svg:x1="8.056cm" svg:y1="3.979cm" svg:x2="5.415cm" svg:y2="3.923cm" draw:start-shape="id2" draw:start-glue-point="6" svg:d="m8056 3979-2641-56"><text:p/></draw:connector><draw:custom-shape draw:style-name="gr3" draw:text-style-name="P20" xml:id="id3" draw:id="id3" svg:width="5.4cm" svg:height="1.301cm" svg:x="8.056cm" svg:y="4.929cm"><text:p text:style-name="P16"><text:span text:style-name="T8">Mashup lösche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5" draw:text-style-name="P15" draw:type="line" svg:x1="8.056cm" svg:y1="5.579cm" svg:x2="5.334cm" svg:y2="4.281cm" draw:start-shape="id3" draw:start-glue-point="6" svg:d="m8056 5579-2722-1298"><text:p/></draw:connector><draw:frame draw:style-name="gr4" draw:text-style-name="P19" svg:width="3.823cm" svg:height="0.74cm" svg:x="2.856cm" svg:y="9.689cm"><draw:text-box><text:p text:style-name="P18"><text:span text:style-name="T8">Mashup Benutzer</text:span></text:p></draw:text-box></draw:frame><draw:path draw:style-name="gr2" draw:text-style-name="P15" svg:width="0.999cm" svg:height="2.199cm" svg:x="4.184cm" svg:y="7.231cm" svg:viewBox="0 0 1000 2200" svg:d="m550 0c142 0 250 108 250 250s-108 250-250 250-250-108-250-250 108-250 250-250zm-250 0zm501 501zm-301 1199-500 500zm500-500 500 500zm-500-500v-1200zm-400 400h800z"><text:p/></draw:path><draw:custom-shape draw:style-name="gr3" draw:text-style-name="P20" xml:id="id4" draw:id="id4" svg:width="5.4cm" svg:height="1.301cm" svg:x="8.084cm" svg:y="7.629cm"><text:p text:style-name="P16"><text:span text:style-name="T8">Mashup benutze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5" draw:text-style-name="P15" draw:type="line" svg:x1="8.084cm" svg:y1="8.281cm" svg:x2="5.445cm" svg:y2="8.224cm" draw:start-shape="id4" draw:start-glue-point="6" svg:d="m8084 8281-2639-57"><text:p/></draw:connector></draw:g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CH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ahoma" fo:font-size="10pt" fo:language="de" fo:country="DE" style:font-name-asian="Times New Roman" style:font-size-asian="10pt" style:font-name-complex="Tahom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2pt" fo:font-weight="bold" style:font-size-asian="12pt" style:font-weight-asian="bold" style:font-name-complex="Arial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style:font-name="Arial" fo:font-size="12pt" fo:font-weight="bold" style:font-size-asian="12pt" style:font-weight-asian="bold" style:font-name-complex="Arial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style:font-name="Arial" fo:font-weight="bold" style:font-weight-asian="bold" style:font-name-complex="Arial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  <style:text-properties style:font-name="Arial" fo:font-weight="bold" style:font-weight-asian="bold" style:font-name-complex="Arial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style:font-name="Arial" fo:font-weight="bold" style:font-weight-asian="bold" style:font-name-complex="Arial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="Arial" fo:font-style="italic" fo:font-weight="bold" style:font-style-asian="italic" style:font-weight-asian="bold" style:font-name-complex="Arial" style:font-size-complex="11pt"/>
    </style:style>
    <style:style style:name="Dokumenttitel" style:family="paragraph" style:parent-style-name="Standard">
      <style:paragraph-properties fo:margin-top="0cm" fo:margin-bottom="0.141cm"/>
      <style:text-properties fo:font-size="18pt" style:font-size-asian="18pt" style:font-size-complex="18pt"/>
    </style:style>
    <style:style style:name="Table" style:family="paragraph" style:parent-style-name="Standard" style:class="extra">
      <style:paragraph-properties fo:margin-top="0.071cm" fo:margin-bottom="0.071cm"/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AusfTabelle" style:family="paragraph" style:parent-style-name="Table">
      <style:text-properties fo:color="#000080" fo:font-style="italic" style:font-style-asian="italic"/>
    </style:style>
    <style:style style:name="Sprechblasentext" style:family="paragraph" style:parent-style-name="Standard">
      <style:text-properties fo:font-size="8pt" style:font-size-asian="8pt" style:font-name-complex="Tahoma" style:font-size-complex="8pt"/>
    </style:style>
    <style:style style:name="Tabellenkopf" style:family="paragraph" style:parent-style-name="Table">
      <style:text-properties fo:font-weight="bold" style:font-weight-asian="bold"/>
    </style:style>
    <style:style style:name="Kommentartext" style:family="paragraph" style:parent-style-name="Standard"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Infoblock" style:family="paragraph" style:parent-style-name="Standard">
      <style:paragraph-properties fo:background-color="#ffffd1" fo:padding-left="0.141cm" fo:padding-right="0.141cm" fo:padding-top="0.035cm" fo:padding-bottom="0.035cm" fo:border="0.51pt solid #000000" style:shadow="#000000 0.159cm 0.159cm">
        <style:background-image/>
      </style:paragraph-properties>
      <style:text-properties fo:color="#000080" fo:font-style="italic" style:font-style-asian="italic" style:font-size-complex="10pt"/>
    </style:style>
    <style:style style:name="Überschrift_20_1_20_ohne" style:display-name="Überschrift 1 ohne" style:family="paragraph" style:parent-style-name="Heading_20_1" style:default-outline-level="" style:list-style-name="">
      <style:paragraph-properties fo:margin-left="0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071cm"/>
    </style:style>
    <style:style style:name="Contents_20_2" style:display-name="Contents 2" style:family="paragraph" style:parent-style-name="Standard" style:next-style-name="Standard" style:class="index">
      <style:paragraph-properties fo:margin-left="0.39cm" fo:margin-right="0cm" fo:margin-top="0cm" fo:margin-bottom="0.071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8cm" fo:margin-right="0cm" fo:margin-top="0cm" fo:margin-bottom="0.071cm" fo:text-indent="0cm" style:auto-text-indent="false">
        <style:tab-stops>
          <style:tab-stop style:position="2.54cm"/>
          <style:tab-stop style:position="15.984cm" style:type="right" style:leader-style="dotted" style:leader-text="."/>
        </style:tab-stops>
      </style:paragraph-properties>
    </style:style>
    <style:style style:name="Arial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ahoma" style:font-name-asian="Times New Roman" style:font-name-complex="Tahoma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7z0" style:family="text">
      <style:text-properties style:font-name="Tahoma" style:font-name-asian="Times New Roman" style:font-name-complex="Tahoma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9z0" style:family="text">
      <style:text-properties style:font-name="Tahoma" style:font-name-asian="Times New Roman" style:font-name-complex="Tahoma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11z0" style:family="text">
      <style:text-properties style:font-name="Symbol" fo:font-size="10pt" style:font-size-asian="10pt" style:font-name-complex="Symbol"/>
    </style:style>
    <style:style style:name="WW8Num11z1" style:family="text">
      <style:text-properties style:font-name="Courier New" fo:font-size="10pt" style:font-size-asian="10pt" style:font-name-complex="Courier New"/>
    </style:style>
    <style:style style:name="WW8Num11z2" style:family="text">
      <style:text-properties style:font-name="Wingdings" fo:font-size="10pt" style:font-size-asian="10pt" style:font-name-complex="Wingdings"/>
    </style:style>
    <style:style style:name="WW8Num12z0" style:family="text">
      <style:text-properties style:font-name="Tahoma" style:font-name-asian="Times New Roman" style:font-name-complex="Tahoma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Tahoma" style:font-name-asian="Times New Roman" style:font-name-complex="Tahoma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3z3" style:family="text">
      <style:text-properties style:font-name="Symbol" style:font-name-complex="Symbol"/>
    </style:style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style:font-name="Wingdings" fo:font-size="12pt" style:font-size-asian="12pt" style:font-name-complex="Wingdings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0z3" style:family="text">
      <style:text-properties style:font-name="Symbol" style:font-name-complex="Symbol"/>
    </style:style>
    <style:style style:name="WW8Num22z0" style:family="text">
      <style:text-properties style:font-name="Tahoma" style:font-name-asian="Times New Roman" style:font-name-complex="Tahoma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2z3" style:family="text">
      <style:text-properties style:font-name="Symbol" style:font-name-complex="Symbol"/>
    </style:style>
    <style:style style:name="WW8Num24z0" style:family="text">
      <style:text-properties style:font-name="Tahoma" style:font-name-asian="Times New Roman" style:font-name-complex="Tahoma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 style:font-name-complex="Wingdings"/>
    </style:style>
    <style:style style:name="WW8Num24z3" style:family="text">
      <style:text-properties style:font-name="Symbol" style:font-name-complex="Symbol"/>
    </style:style>
    <style:style style:name="WW8Num27z0" style:family="text">
      <style:text-properties style:font-name="Tahoma" style:font-name-asian="Times New Roman" style:font-name-complex="Tahoma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7z3" style:family="text">
      <style:text-properties style:font-name="Symbol" style:font-name-complex="Symbol"/>
    </style:style>
    <style:style style:name="WW8Num28z0" style:family="text">
      <style:text-properties style:font-name="Tahoma" style:font-name-asian="Times New Roman" style:font-name-complex="Tahoma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Absatz-Standardschriftart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Tabelle_20_Zchn" style:display-name="Tabelle Zchn" style:family="text">
      <style:text-properties style:font-name="Tahoma" fo:font-size="9pt" fo:language="de" fo:country="DE" style:font-size-asian="9pt" style:font-name-complex="Tahoma" style:font-size-complex="9pt" style:language-complex="ar" style:country-complex="SA"/>
    </style:style>
    <style:style style:name="AusfTabelle_20_Zchn" style:display-name="AusfTabelle Zchn" style:family="text">
      <style:text-properties fo:color="#000080" style:font-name="Tahoma" fo:font-size="9pt" fo:language="de" fo:country="DE" fo:font-style="italic" style:font-size-asian="9pt" style:font-style-asian="italic" style:font-name-complex="Tahoma" style:font-size-complex="9pt" style:language-complex="ar" style:country-complex="SA"/>
    </style:style>
    <style:style style:name="Kommentarzeichen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rial_20_Zchn" style:display-name="Arial Zchn" style:family="text">
      <style:text-properties style:font-name="Tahoma" fo:language="de" fo:country="DE" style:font-name-complex="Tahoma" style:font-size-complex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ahoma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ahoma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ahoma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ahoma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ahoma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ahoma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ahoma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ahoma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ahoma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style:font-size-complex="10pt"/>
    </style:style>
    <style:style style:name="MP2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99pt solid #000000" fo:border-bottom="none"/>
    </style:style>
    <style:style style:name="MT1" style:family="text">
      <style:text-properties style:font-size-complex="10pt"/>
    </style:style>
    <style:style style:name="MT2" style:family="text">
      <style:text-properties style:font-name-asian="Tahoma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title>Systemanwendungsfälle</text:title></text:p>
        <text:p text:style-name="Standard"/>
      </style:header>
      <style:footer>
        <text:p text:style-name="MP2"><text:span text:style-name="MT1">Seite</text:span><text:span text:style-name="MT2"> </text:span><text:span text:style-name="MT1"><text:page-number text:select-page="current">4</text:page-number></text:span><text:span text:style-name="MT2"> </text:span><text:span text:style-name="MT1">von</text:span><text:span text:style-name="MT2"> </text:span><text:span text:style-name="MT1"><text:page-count style:num-format="1">5</text:page-count></text:span></text:p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ystemanwendungsfälle</dc:title>
    <dc:subject>Systemanwendungsfälle</dc:subject>
    <meta:keyword>Systemanwendungsfälle</meta:keyword>
    <meta:initial-creator>Jan Wild</meta:initial-creator>
    <meta:creation-date>2011-10-13T10:08:00</meta:creation-date>
    <dc:creator>Jan Wild</dc:creator>
    <dc:date>2011-10-23T19:28:28.87</dc:date>
    <meta:editing-cycles>34</meta:editing-cycles>
    <meta:generator>LibreOffice/3.4$Win32 LibreOffice_project/340m1$Build-302</meta:generator>
    <meta:editing-duration>PT10H20M2S</meta:editing-duration>
    <meta:document-statistic meta:table-count="4" meta:image-count="0" meta:object-count="0" meta:page-count="5" meta:paragraph-count="164" meta:word-count="427" meta:character-count="3117" meta:non-whitespace-character-count="2868"/>
    <meta:user-defined meta:name="Info 1"/>
    <meta:user-defined meta:name="Info 2"/>
    <meta:user-defined meta:name="Info 3"/>
    <meta:user-defined meta:name="Info 4"/>
  </office:meta>
</office:document-meta>
</file>